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" draw:marker-end="Arrowheads_20_3" draw:marker-end-width="0.3cm" draw:textarea-horizontal-align="center" draw:textarea-vertical-align="middle"/>
    </style:style>
    <style:style style:name="gr3" style:family="graphic" style:parent-style-name="standard">
      <style:graphic-properties draw:marker-end="Arrowheads_20_3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1.764cm" svg:height="0.847cm" svg:x="6.221cm" svg:y="2.693cm">
          <text:p text:style-name="P1"><text:span text:style-name="T1">Pro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" draw:layer="layout" svg:width="1.764cm" svg:height="0.847cm" svg:x="6.221cm" svg:y="4.598cm">
          <text:p text:style-name="P1"><text:span text:style-name="T1">Sc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1.764cm" svg:height="0.847cm" svg:x="6.221cm" svg:y="6.503cm">
          <text:p text:style-name="P1"><text:span text:style-name="T1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1.764cm" svg:height="0.847cm" svg:x="4.175cm" svg:y="8.408cm">
          <text:p text:style-name="P1"><text:span text:style-name="T1">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2.399cm" svg:height="0.847cm" svg:x="8.126cm" svg:y="8.408cm">
          <text:p text:style-name="P1"><text:span text:style-name="T1">Anim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7.103cm" svg:y1="3.54cm" svg:x2="7.103cm" svg:y2="4.598cm" draw:start-shape="id1" draw:start-glue-point="2" draw:end-shape="id2" draw:end-glue-point="0" svg:d="m7103 3540v1058">
          <text:p/>
        </draw:connector>
        <draw:connector draw:style-name="gr3" draw:text-style-name="P1" draw:layer="layout" svg:x1="7.103cm" svg:y1="5.445cm" svg:x2="7.103cm" svg:y2="6.503cm" draw:start-shape="id2" draw:start-glue-point="2" draw:end-shape="id3" draw:end-glue-point="0" svg:d="m7103 5445v1058">
          <text:p/>
        </draw:connector>
        <draw:connector draw:style-name="gr3" draw:text-style-name="P1" draw:layer="layout" svg:x1="7.103cm" svg:y1="7.35cm" svg:x2="5.057cm" svg:y2="8.408cm" draw:start-shape="id3" draw:start-glue-point="2" draw:end-shape="id4" draw:end-glue-point="0" svg:d="m7103 7350v529h-2046v529">
          <text:p/>
        </draw:connector>
        <draw:connector draw:style-name="gr3" draw:text-style-name="P1" draw:layer="layout" svg:x1="7.103cm" svg:y1="7.35cm" svg:x2="9.325cm" svg:y2="8.408cm" draw:start-shape="id3" draw:start-glue-point="2" draw:end-shape="id5" draw:end-glue-point="0" svg:d="m7103 7350v529h2222v529">
          <text:p/>
        </draw:connector>
        <draw:connector draw:style-name="gr3" draw:text-style-name="P1" draw:layer="layout" svg:x1="5.057cm" svg:y1="9.255cm" svg:x2="4.175cm" svg:y2="8.831cm" draw:start-shape="id4" draw:start-glue-point="2" draw:end-shape="id4" draw:end-glue-point="3" svg:d="m5057 9255v501h-1383v-925h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Arrowheads_20_2" draw:display-name="Arrowheads 2" svg:viewBox="0 0 1131 1580" svg:d="m1013 1491 118 89-567-1580-564 1580 114-85 136-68 148-46 161-17 161 13 153 46z"/>
    <draw:marker draw:name="Arrowheads_20_3" draw:display-name="Arrowheads 3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loyd Tullues</meta:initial-creator>
    <meta:creation-date>2011-05-02T22:45:54.59</meta:creation-date>
    <dc:date>2011-05-02T22:54:08.47</dc:date>
    <dc:creator>Lloyd Tullues</dc:creator>
    <meta:editing-duration>PT00H08M14S</meta:editing-duration>
    <meta:editing-cycles>1</meta:editing-cycles>
    <meta:document-statistic meta:object-count="10"/>
    <meta:generator>OpenOffice.org/3.2$Win32 OpenOffice.org_project/320m18$Build-9502</meta:generator>
  </office:meta>
</office:document-meta>
</file>